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4500000337D7EB5B8EC08B1894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Termes Math" svg:font-family="'TeX Gyre Termes Math'" style:font-pitch="variable"/>
    <style:font-face style:name="TeXGyrePagella" svg:font-family="TeXGyrePagel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0.972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  <style:text-properties style:font-name="TeXGyrePagella"/>
    </style:style>
    <style:style style:name="P3" style:family="paragraph">
      <loext:graphic-properties draw:fill="none" draw:fill-color="#ffffff"/>
      <style:paragraph-properties fo:text-align="center"/>
      <style:text-properties style:font-name="TeXGyrePagella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="none"/>
      <style:text-properties fo:font-weight="normal" style:font-weight-asian="normal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style:font-name="TeXGyrePagella"/>
    </style:style>
    <style:style style:name="P10" style:family="paragraph">
      <loext:graphic-properties draw:fill="none" draw:fill-color="#ffffff"/>
      <style:text-properties style:font-name="TeXGyrePagella"/>
    </style:style>
    <style:style style:name="T1" style:family="text">
      <style:text-properties fo:color="#000000" style:font-name="TeXGyrePagella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eXGyrePagella"/>
    </style:style>
    <style:style style:name="T3" style:family="text">
      <style:text-properties fo:color="#000000" style:font-name="TeXGyrePagella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TeXGyrePagella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 text:style-name="P1"><text:span text:style-name="T1">Safety-critical control in mixed criticality embedded systems</text:span></text:p>
          </draw:text-box>
        </draw:frame>
        <draw:frame draw:style-name="gr1" draw:text-style-name="P3" draw:layer="layout" svg:width="3.81cm" svg:height="1.132cm" svg:x="12.095cm" svg:y="3.211cm">
          <draw:text-box>
            <text:p text:style-name="P2"><text:span text:style-name="T2">Emil Hjelm</text:span></text:p>
          </draw:text-box>
        </draw:frame>
        <draw:frame presentation:style-name="pr2" draw:text-style-name="P5" draw:layer="layout" svg:width="20.056cm" svg:height="0.983cm" svg:x="4.064cm" svg:y="4.821cm">
          <draw:text-box>
            <text:p text:style-name="P4"><text:span text:style-name="T3">Company: Alt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7" draw:layer="layout" svg:width="25.199cm" svg:height="3.506cm" svg:x="1.4cm" svg:y="0.737cm" presentation:class="title" presentation:user-transformed="true">
          <draw:text-box>
            <text:p text:style-name="P7"><text:span text:style-name="T4">Background</text:span></text:p>
          </draw:text-box>
        </draw:frame>
        <draw:frame draw:style-name="gr3" draw:text-style-name="P8" draw:layer="layout" svg:width="12.386cm" svg:height="12.179cm" svg:x="13.522cm" svg:y="4.711cm" presentation:class="graphic" presentation:user-transformed="true">
          <draw:image xlink:href="Pictures/100000000000034500000337D7EB5B8EC08B1894.png" xlink:type="simple" xlink:show="embed" xlink:actuate="onLoad">
            <text:p/>
          </draw:image>
        </draw:frame>
        <draw:frame draw:style-name="gr4" draw:text-style-name="P10" draw:layer="layout" svg:width="10.16cm" svg:height="16.99cm" svg:x="1.524cm" svg:y="4.22cm">
          <draw:text-box>
            <text:list text:style-name="L2">
              <text:list-header>
                <text:p text:style-name="P9"><text:span text:style-name="T2">Today, modern cars have around 100 ECUs, this means:</text:span></text:p>
                <text:p text:style-name="P9"><text:span text:style-name="T2"><text:s/></text:span></text:p>
              </text:list-header>
              <text:list-item>
                <text:p text:style-name="P9"><text:span text:style-name="T2">Inefficient resource usage</text:span></text:p>
              </text:list-item>
              <text:list-item>
                <text:p text:style-name="P9"><text:span text:style-name="T2">Clear separation between functions</text:span></text:p>
                <text:p text:style-name="P9"><text:span text:style-name="T2"/></text:p>
                <text:p text:style-name="P9"><text:span text:style-name="T2"/></text:p>
                <text:p text:style-name="P9"><text:span text:style-name="T2">Moving towards MCS would mean:</text:span></text:p>
                <text:p text:style-name="P9"><text:span text:style-name="T2"/></text:p>
              </text:list-item>
              <text:list-item>
                <text:p text:style-name="P9"><text:span text:style-name="T2">Efficient resource usage</text:span></text:p>
                <text:list>
                  <text:list-item>
                    <text:p text:style-name="P9"><text:span text:style-name="T2">Less power consumed</text:span></text:p>
                  </text:list-item>
                  <text:list-item>
                    <text:p text:style-name="P9"><text:span text:style-name="T2">Less weight</text:span></text:p>
                  </text:list-item>
                  <text:list-item>
                    <text:p text:style-name="P9"><text:span text:style-name="T2">Less volume</text:span></text:p>
                  </text:list-item>
                  <text:list-item>
                    <text:p text:style-name="P9"><text:span text:style-name="T2">Lower production cost</text:span></text:p>
                  </text:list-item>
                </text:list>
              </text:list-item>
              <text:list-item>
                <text:p text:style-name="P9"><text:span text:style-name="T2">Difficult to separate functions of different criticality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5" draw:text-style-name="P8" draw:layer="layout" svg:width="15.999cm" svg:height="8.999cm" svg:x="6.001cm" svg:y="6.0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Termes Math" svg:font-family="'TeX Gyre Termes Math'" style:font-pitch="variable"/>
    <style:font-face style:name="TeXGyrePagella" svg:font-family="TeXGyrePagel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6:34:07.619847305</meta:creation-date>
    <dc:date>2017-03-06T17:14:50.233537464</dc:date>
    <meta:editing-duration>PT11M44S</meta:editing-duration>
    <meta:editing-cycles>1</meta:editing-cycles>
    <meta:document-statistic meta:object-count="35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857cm" svg:y="3.703cm" style:legend-expansion="high" chart:style-name="ch2"/>
        <chart:plot-area chart:style-name="ch3" chart:data-source-has-labels="both" svg:x="0.32cm" svg:y="0.18cm" svg:width="12.217cm" svg:height="8.64cm">
          <chartooo:coordinate-region svg:x="1.047cm" svg:y="0.38cm" svg:width="10.762cm" svg:height="7.793cm"/>
          <chart:axis chart:dimension="x" chart:name="primary-x" chart:style-name="ch4" chartooo:axis-type="text">
            <chart:categories table:cell-range-address="local-table.$A$2:.$A$24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local-table.$B$2:.$B$24" chart:label-cell-address="local-table.$B$1" chart:class="chart:line">
            <chart:data-point chart:repeated="23"/>
          </chart:series>
          <chart:series chart:attached-axis="primary-y" chart:style-name="ch8" chart:values-cell-range-address="local-table.$C$2:.$C$24" chart:label-cell-address="local-table.$C$1" chart:class="chart:line">
            <chart:data-point chart:repeated="23"/>
          </chart:series>
          <chart:series chart:attached-axis="primary-y" chart:style-name="ch9" chart:values-cell-range-address="local-table.$D$2:.$D$24" chart:label-cell-address="local-table.$D$1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re</text:p>
              </table:table-cell>
              <table:table-cell office:value-type="string">
                <text:p>Monitor</text:p>
              </table:table-cell>
              <table:table-cell office:value-type="string">
                <text:p>Non-Secu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